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 style:master-page-name="Standard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1Image prepare<text:tab/>2</text:p>
          <text:p text:style-name="P1">2First Install and Update<text:tab/>2</text:p>
          <text:p text:style-name="P1">3Prep 4 X<text:tab/>2</text:p>
          <text:p text:style-name="P1">4Add JRE<text:tab/>2</text:p>
        </text:index-body>
      </text:table-of-content>
      <text:p text:style-name="Standard"/>
      <text:h text:style-name="P2" text:outline-level="1">Image prepare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/>
      <text:p text:style-name="Text_20_body"/>
      <text:h text:style-name="Heading_20_1" text:outline-level="1">First Install and Update</text:h>
      <text:p text:style-name="Text_20_body"/>
      <text:p text:style-name="Text_20_body"/>
      <text:h text:style-name="Heading_20_1" text:outline-level="1">Prep 4 X</text:h>
      <text:p text:style-name="Text_20_body"/>
      <text:p text:style-name="Text_20_body"/>
      <text:h text:style-name="Heading_20_1" text:outline-level="1">Add JRE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07T22:06:50.25</dc:date>
    <meta:editing-duration>PT18M14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2" meta:paragraph-count="13" meta:word-count="50" meta:character-count="272"/>
  </office:meta>
</office:document-meta>
</file>